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GB" officeooo:rsid="000fc895" officeooo:paragraph-rsid="000fc895" style:font-size-asian="10.5pt"/>
    </style:style>
    <style:style style:name="P2" style:family="paragraph" style:parent-style-name="Standard">
      <style:text-properties fo:language="en" fo:country="GB" officeooo:rsid="00129c86" officeooo:paragraph-rsid="00129c86" style:font-size-asian="10.5pt"/>
    </style:style>
    <style:style style:name="P3" style:family="paragraph" style:parent-style-name="Standard">
      <style:text-properties fo:language="en" fo:country="GB" officeooo:rsid="00131c45" officeooo:paragraph-rsid="00159ff5" style:font-size-asian="10.5pt"/>
    </style:style>
    <style:style style:name="P4" style:family="paragraph" style:parent-style-name="Standard">
      <style:text-properties fo:language="en" fo:country="GB" officeooo:rsid="0013a95d" officeooo:paragraph-rsid="0013a95d" style:font-size-asian="10.5pt"/>
    </style:style>
    <style:style style:name="P5" style:family="paragraph" style:parent-style-name="Standard">
      <style:text-properties fo:language="en" fo:country="GB" officeooo:rsid="00152320" officeooo:paragraph-rsid="00152320" style:font-size-asian="10.5pt"/>
    </style:style>
    <style:style style:name="P6" style:family="paragraph" style:parent-style-name="Standard">
      <style:text-properties fo:language="en" fo:country="GB" officeooo:rsid="00178802" officeooo:paragraph-rsid="00178802" style:font-size-asian="10.5pt"/>
    </style:style>
    <style:style style:name="T1" style:family="text">
      <style:text-properties officeooo:rsid="00159f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utomatic test system hardware consists of integrating a hardware software detector for a management system of computer components. The operation of this system is automated so that execution with just boot the machine to be analyzed, classified and saved in database.</text:p>
      <text:p text:style-name="P2">The system has a client-server architecture. On the client side a Linux live distribution, adapted to get hardware information. On the server side a database with Getracer tool and an program to parse hardware information received from clients.</text:p>
      <text:p text:style-name="P3">The cd in the client side was adapted, letting only a minimun system to boot that it's able to execute the lshw command, get results and copy them to the server machine by scp. <text:span text:style-name="T1">A valid identificator should be provided at execution time to do this insertion. This identificator will be given to users of the system by Getracer administrator. In case that more security should be implemented, it's easy to include a user and password authentication system.</text:span></text:p>
      <text:p text:style-name="P4">The program written in Python in the server side is able to read an xml file received from a client. This file contains all hardware's client information that is parsed by this program and introduced into the Getracer database.</text:p>
      <text:p text:style-name="P5">There are a complete log of all operations performed, from the client and in the server. This log guarantees integrity of the system and a possible traceability of any electronic component introduced in the system.</text:p>
      <text:p text:style-name="P6">In this document are explained procedure and results of use that system in the Life-Ecoraee project. In this case there was only one hardware provider, all processed computers came from Vigo University and they were processed by Life-Ecoraee people, anyway, the system it's able to work with remote locations and it's possible insert hardware components to build a bigger electronic components database if a institution or company it's interested.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gl"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gl"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Rosende Dopazo</meta:initial-creator>
    <meta:creation-date>2014-07-21T12:57:50.478053181</meta:creation-date>
    <dc:date>2014-07-21T14:41:03.936182693</dc:date>
    <dc:creator>Roberto Rosende Dopazo</dc:creator>
    <meta:editing-duration>PT1H42M58S</meta:editing-duration>
    <meta:editing-cycles>8</meta:editing-cycles>
    <meta:generator>LibreOffice/4.2.4.2$Linux_X86_64 LibreOffice_project/420m0$Build-2</meta:generator>
    <meta:document-statistic meta:table-count="0" meta:image-count="0" meta:object-count="0" meta:page-count="1" meta:paragraph-count="6" meta:word-count="301" meta:character-count="1859" meta:non-whitespace-character-count="1563"/>
  </office:meta>
</office:document-meta>
</file>